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viar Dreams" svg:font-family="'Caviar Dreams'" style:font-adornments="Gras" style:font-pitch="variable"/>
    <style:font-face style:name="Caviar Dreams2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fo:margin-left="0.002cm" fo:margin-top="0cm" fo:margin-bottom="0.199cm" table:align="left" style:writing-mode="lr-tb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13.87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3" style:family="table">
      <style:table-properties style:width="17cm" fo:margin-left="-0.39cm" fo:margin-top="0cm" fo:margin-bottom="0.199cm" table:align="left" style:writing-mode="lr-tb"/>
    </style:style>
    <style:style style:name="Table3.A" style:family="table-column">
      <style:table-column-properties style:column-width="5.599cm"/>
    </style:style>
    <style:style style:name="Table3.B" style:family="table-column">
      <style:table-column-properties style:column-width="11.4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3.2" style:family="table-row">
      <style:table-row-properties style:min-row-height="0.953cm" fo:keep-together="auto"/>
    </style:style>
    <style:style style:name="Table3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4" style:family="table">
      <style:table-properties style:width="17cm" fo:margin-left="-0.39cm" fo:margin-top="0cm" fo:margin-bottom="0.199cm" table:align="left" style:writing-mode="lr-tb"/>
    </style:style>
    <style:style style:name="Table4.A" style:family="table-column">
      <style:table-column-properties style:column-width="5.6cm"/>
    </style:style>
    <style:style style:name="Table4.B" style:family="table-column">
      <style:table-column-properties style:column-width="11.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4.2" style:family="table-row">
      <style:table-row-properties style:min-row-height="0.847cm" fo:keep-together="auto"/>
    </style:style>
    <style:style style:name="Table4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P1" style:family="paragraph" style:parent-style-name="Standard">
      <style:text-properties officeooo:rsid="0006c6d4" officeooo:paragraph-rsid="0006c6d4"/>
    </style:style>
    <style:style style:name="P2" style:family="paragraph" style:parent-style-name="Standard">
      <style:text-properties officeooo:paragraph-rsid="00097c0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06c6d4" style:font-name-asian="Caviar Dreams3" style:font-size-asian="10pt" style:font-style-asian="normal" style:font-weight-asian="normal" style:font-name-complex="Caviar Dreams3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097c04" style:font-name-asian="Caviar Dreams3" style:font-size-asian="10pt" style:font-style-asian="normal" style:font-weight-asian="normal" style:font-name-complex="Caviar Dreams3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6bd22" officeooo:paragraph-rsid="0006c6d4" style:font-name-asian="Caviar Dreams3" style:font-size-asian="10pt" style:font-style-asian="normal" style:font-weight-asian="normal" style:font-name-complex="Caviar Dreams3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6bd22" officeooo:paragraph-rsid="0006c6d4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a0a04" officeooo:paragraph-rsid="000a0a04" style:font-name-asian="Caviar Dreams3" style:font-size-asian="10pt" style:font-style-asian="normal" style:font-weight-asian="normal" style:font-name-complex="Caviar Dreams3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ab3ed" officeooo:paragraph-rsid="000ab3ed" style:font-name-asian="Caviar Dreams3" style:font-size-asian="10pt" style:font-style-asian="normal" style:font-weight-asian="normal" style:font-name-complex="Caviar Dreams3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c507c" officeooo:paragraph-rsid="000c507c" style:font-name-asian="Caviar Dreams3" style:font-size-asian="10pt" style:font-style-asian="normal" style:font-weight-asian="normal" style:font-name-complex="Caviar Dreams3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cf053" officeooo:paragraph-rsid="000cf053" style:font-name-asian="Caviar Dreams3" style:font-size-asian="10pt" style:font-style-asian="normal" style:font-weight-asian="normal" style:font-name-complex="Caviar Dreams3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66cc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paragraph-rsid="0006c6d4" style:font-name-asian="Caviar Dreams3" style:font-size-asian="10pt" style:font-style-asian="italic" style:font-weight-asian="bold" style:font-name-complex="Caviar Dreams3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ab3ed" officeooo:paragraph-rsid="000ab3ed" style:font-name-asian="Caviar Dreams3" style:font-size-asian="10pt" style:font-style-asian="normal" style:font-weight-asian="normal" style:font-name-complex="Caviar Dreams3" style:font-size-complex="10pt"/>
    </style:style>
    <style:style style:name="P1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1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08607f" style:font-name-asian="Caviar Dreams3" style:font-size-asian="10pt" style:font-style-asian="normal" style:font-weight-asian="normal" style:font-name-complex="Caviar Dreams3" style:font-size-complex="10pt"/>
    </style:style>
    <style:style style:name="P1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17" style:family="paragraph" style:parent-style-name="Standard" style:list-style-name="WWNum1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>
        <style:tab-stops>
          <style:tab-stop style:position="0cm"/>
        </style:tab-stops>
      </style:paragraph-properties>
      <style:text-properties fo:language="fr" fo:country="FR" officeooo:paragraph-rsid="00097c04"/>
    </style:style>
    <style:style style:name="P18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paragraph-rsid="00097c04" style:font-name-asian="Caviar Dreams3" style:font-size-asian="10pt" style:font-style-asian="italic" style:font-weight-asian="bold" style:font-name-complex="Caviar Dreams3" style:font-size-complex="10pt"/>
    </style:style>
    <style:style style:name="P19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/>
      <style:text-properties fo:language="fr" fo:country="FR" officeooo:rsid="0008607f" officeooo:paragraph-rsid="0008607f"/>
    </style:style>
    <style:style style:name="P20" style:family="paragraph" style:parent-style-name="Text_20_body">
      <style:text-properties officeooo:rsid="0008607f" officeooo:paragraph-rsid="0008607f"/>
    </style:style>
    <style:style style:name="P21" style:family="paragraph" style:parent-style-name="Text_20_body">
      <style:text-properties officeooo:rsid="00097c04" officeooo:paragraph-rsid="00097c04"/>
    </style:style>
    <style:style style:name="P22" style:family="paragraph" style:parent-style-name="Title">
      <style:text-properties fo:font-size="28pt" style:font-size-asian="28pt" style:font-size-complex="28pt"/>
    </style:style>
    <style:style style:name="P23" style:family="paragraph" style:parent-style-name="Subtitle">
      <style:text-properties officeooo:rsid="0006c6d4" officeooo:paragraph-rsid="0006c6d4"/>
    </style:style>
    <style:style style:name="P24" style:family="paragraph" style:parent-style-name="Heading_20_1">
      <style:text-properties officeooo:rsid="0006c6d4" officeooo:paragraph-rsid="0006c6d4"/>
    </style:style>
    <style:style style:name="P25" style:family="paragraph" style:parent-style-name="Heading_20_2">
      <style:text-properties officeooo:rsid="0008607f" officeooo:paragraph-rsid="0008607f"/>
    </style:style>
    <style:style style:name="P26" style:family="paragraph" style:parent-style-name="Heading_20_2">
      <style:text-properties officeooo:paragraph-rsid="00097c04"/>
    </style:style>
    <style:style style:name="P27" style:family="paragraph" style:parent-style-name="Heading_20_3">
      <style:text-properties officeooo:rsid="0008607f" officeooo:paragraph-rsid="0008607f"/>
    </style:style>
    <style:style style:name="P28" style:family="paragraph" style:parent-style-name="Heading_20_3">
      <style:text-properties officeooo:paragraph-rsid="00097c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3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officeooo:rsid="00097c04" style:font-name-asian="Caviar Dreams3" style:font-size-asian="10pt" style:font-style-asian="normal" style:font-weight-asian="normal" style:font-name-complex="Caviar Dreams3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bold" style:font-name-asian="Caviar Dreams3" style:font-size-asian="10pt" style:font-style-asian="normal" style:font-weight-asian="bold" style:font-name-complex="Caviar Dreams3" style:font-size-complex="10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viar Dreams1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11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font-style="italic" style:text-underline-style="none" fo:font-weight="bold" officeooo:rsid="0008607f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66cc" fo:font-style="italic" fo:font-weight="bold" officeooo:rsid="00097c04" style:font-style-asian="italic" style:font-weight-asian="bold" style:font-style-complex="italic" style:font-weight-complex="bold"/>
    </style:style>
    <style:style style:name="T17" style:family="text">
      <style:text-properties fo:color="#0066cc" fo:font-style="italic" fo:font-weight="bold" officeooo:rsid="0009b699" style:font-style-asian="italic" style:font-weight-asian="bold" style:font-style-complex="italic" style:font-weight-complex="bold"/>
    </style:style>
    <style:style style:name="T18" style:family="text">
      <style:text-properties fo:color="#0066cc" fo:font-style="italic" fo:font-weight="bold" officeooo:rsid="000ba1c3" style:font-style-asian="italic" style:font-weight-asian="bold" style:font-style-complex="italic" style:font-weight-complex="bold"/>
    </style:style>
    <style:style style:name="T19" style:family="text">
      <style:text-properties officeooo:rsid="0008607f"/>
    </style:style>
    <style:style style:name="T20" style:family="text">
      <style:text-properties officeooo:rsid="00097c04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0ba1c3" style:font-weight-asian="bold" style:font-weight-complex="bold"/>
    </style:style>
    <style:style style:name="T23" style:family="text">
      <style:text-properties fo:color="#4169e1" fo:font-style="italic" fo:font-weight="bold" style:font-style-asian="italic" style:font-weight-asian="bold"/>
    </style:style>
    <style:style style:name="T24" style:family="text">
      <style:text-properties officeooo:rsid="000ba1c3"/>
    </style:style>
    <style:style style:name="T25" style:family="text">
      <style:text-properties officeooo:rsid="000cf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OSContainer – Objet contenant</text:p>
      <text:p text:style-name="P23">objet contenant d’autres objets par encapsulation</text:p>
      <text:h text:style-name="P24" text:outline-level="1">Les attributs de base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tribut</text:p>
          </table:table-cell>
          <table:table-cell table:style-name="Table1.B1" office:value-type="string">
            <text:p text:style-name="P3">Explications</text:p>
          </table:table-cell>
        </table:table-row>
        <table:table-row table:style-name="Table1.1">
          <table:table-cell table:style-name="Table1.A2" office:value-type="string">
            <text:p text:style-name="P11">with</text:p>
          </table:table-cell>
          <table:table-cell table:style-name="Table1.B2" office:value-type="string">
            <text:p text:style-name="P5">Largeur de l’objet exprimé en unité compatible <text:span text:style-name="T1">CSS</text:span></text:p>
          </table:table-cell>
        </table:table-row>
        <table:table-row table:style-name="Table1.1">
          <table:table-cell table:style-name="Table1.A2" office:value-type="string">
            <text:p text:style-name="P11">height</text:p>
          </table:table-cell>
          <table:table-cell table:style-name="Table1.B2" office:value-type="string">
            <text:p text:style-name="P6">Hauteur de l’objet exprimé en unité compatible <text:span text:style-name="T1">CSS</text:span></text:p>
          </table:table-cell>
        </table:table-row>
        <table:table-row table:style-name="Table1.1">
          <table:table-cell table:style-name="Table1.A2" office:value-type="string">
            <text:p text:style-name="P11">children</text:p>
          </table:table-cell>
          <table:table-cell table:style-name="Table1.B2" office:value-type="string">
            <text:p text:style-name="P5">Tableau contenant les identifiant des objets inclus dans l’objet contenant.</text:p>
          </table:table-cell>
        </table:table-row>
      </table:table>
      <text:p text:style-name="P1">L’attribut <text:span text:style-name="T2">children</text:span> est un tableau qui contiendra en valeur l’ensemble des identifiant des objets le formant quelqu ‘en soit le type. c’est la méthode magique <text:span text:style-name="T15">__get($idObjet)</text:span> qui assurera l’accès aux objets enfants tout en exécutant la reconstruction de ce dernier par la méthode statique <text:span text:style-name="T15">O</text:span><text:span text:style-name="T17">O</text:span><text:span text:style-name="T15">bject::buildObject($id)</text:span>.</text:p>
      <text:h text:style-name="P24" text:outline-level="1">Les méthode de base</text:h>
      <text:h text:style-name="P25" text:outline-level="2">Les méthodes publiques de base</text:h>
      <text:p text:style-name="P14">Ces méthodes servent au paramétrage bas niveau de l’objet, au regard ds attributs de base. Généralement ces méthodes seront p<text:span text:style-name="T19">eu</text:span> surchargées, sauf cas contraire suivant le contexte.</text:p>
      <text:h text:style-name="P27" text:outline-level="3">Le constructeur - __construct($id, $adrProperties)</text:h>
      <text:p text:style-name="P15">Méthode de génération de l’objet.</text:p>
      <text:p text:style-name="P12"><text:span text:style-name="T10">$id</text:span><text:span text:style-name="T3"><text:tab/><text:tab/><text:tab/></text:span><text:span text:style-name="T4">: identifiant de l’objet,</text:span></text:p>
      <text:p text:style-name="P16"><text:span text:style-name="T10">$adrProperties<text:tab/></text:span><text:span text:style-name="T3"><text:tab/></text:span><text:span text:style-name="T4">: nom du fichier de paramétrage de l’objet (spécifique).</text:span></text:p>
      <text:p text:style-name="P16"><text:span text:style-name="T4">Cette méthode </text:span><text:span text:style-name="T5">demande</text:span><text:span text:style-name="T4"> l’exécution de la méthode publique </text:span><text:span text:style-name="T10">initProperties($id, $arrayData)</text:span><text:span text:style-name="T3"> </text:span><text:span text:style-name="T9">pour la création de l’objet courant par le code </text:span><text:span text:style-name="T12">parent::__construct($id, $arrayData)</text:span><text:span text:style-name="T4">.</text:span></text:p>
      <text:p text:style-name="P19"><text:span text:style-name="T4">Avant de sauvegarder en session l’objet via la méthode </text:span><text:span text:style-name="T11">setProperties($properties)</text:span><text:span text:style-name="T4">, création du tableau des attributs par la commande </text:span><text:span text:style-name="T8">array_merge</text:span><text:span text:style-name="T4"> entre les propriétés de l’objet courant (</text:span><text:span text:style-name="T11">getProperties()</text:span><text:span text:style-name="T4">) et celle spécifique aux objets de type </text:span><text:span text:style-name="T7">OSContainer</text:span><text:span text:style-name="T4">.</text:span></text:p>
      <text:h text:style-name="P27" text:outline-level="3">La méthode magique d’accès aux objets enfants - __get($nameChild)</text:h>
      <text:list xml:id="list2224378698749213263" text:style-name="WWNum1">
        <text:list-item>
          <text:p text:style-name="P17"><text:span text:style-name="T10">$nameChild</text:span><text:span text:style-name="T3"><text:tab/><text:tab/><text:tab/></text:span><text:span text:style-name="T4">: </text:span><text:span text:style-name="T6">nom</text:span><text:span text:style-name="T4"> de l’objet contenu auquel on veut </text:span><text:span text:style-name="T6">accéder</text:span><text:span text:style-name="T4">,</text:span></text:p>
        </text:list-item>
      </text:list>
      <text:p text:style-name="P20">Cette méthode permet d’accéder à un enfant dans l’ensemble de ceux paramétré. Après validation de <text:span text:style-name="T20">l’existence du nom</text:span> de l’enfant <text:span text:style-name="T20">(attribut </text:span><text:span text:style-name="T16">name</text:span><text:span text:style-name="T20">), l’objet est directement instancier par la méthode statique </text:span><text:span text:style-name="T16">OObjetc::buildObject($id)</text:span><text:span text:style-name="T20">.</text:span></text:p>
      <text:p text:style-name="P21">S’il n’existe pas, la méthode retournera <text:span text:style-name="T21">false</text:span>.</text:p>
      <text:h text:style-name="P28" text:outline-level="3"><text:soft-page-break/><text:span text:style-name="T20">Les méthodes générales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éthode</text:p>
          </table:table-cell>
          <table:table-cell table:style-name="Table3.B1" office:value-type="string">
            <text:p text:style-name="P4">Explications</text:p>
          </table:table-cell>
        </table:table-row>
        <table:table-row table:style-name="Table3.2">
          <table:table-cell table:style-name="Table3.A2" office:value-type="string">
            <text:p text:style-name="P18">setWidth($width)</text:p>
          </table:table-cell>
          <table:table-cell table:style-name="Table3.B2" office:value-type="string">
            <text:p text:style-name="P7">Affectation dans une unité compatible <text:span text:style-name="T1">CSS</text:span>, de la largeur de l’objet de type contenant (pour sont affichage)</text:p>
          </table:table-cell>
        </table:table-row>
        <table:table-row table:style-name="Table3.2">
          <table:table-cell table:style-name="Table3.A2" office:value-type="string">
            <text:p text:style-name="P18">getWidth()</text:p>
          </table:table-cell>
          <table:table-cell table:style-name="Table3.B2" office:value-type="string">
            <text:p text:style-name="P7">Restitution de la valeur dans une unité compatible <text:span text:style-name="T1">CSS</text:span>, qualifiant la largeur de l’objet de type contenant (pour sont affichage)</text:p>
          </table:table-cell>
        </table:table-row>
        <table:table-row table:style-name="Table3.2">
          <table:table-cell table:style-name="Table3.A2" office:value-type="string">
            <text:p text:style-name="P18">setHeight($height)</text:p>
          </table:table-cell>
          <table:table-cell table:style-name="Table3.B2" office:value-type="string">
            <text:p text:style-name="P7">Affectation dans une unité compatible <text:span text:style-name="T1">CSS</text:span>, de la hauteur de l’objet de type contenant (pour sont affichage)</text:p>
          </table:table-cell>
        </table:table-row>
        <table:table-row table:style-name="Table3.2">
          <table:table-cell table:style-name="Table3.A2" office:value-type="string">
            <text:p text:style-name="P18">getHeight()</text:p>
          </table:table-cell>
          <table:table-cell table:style-name="Table3.B2" office:value-type="string">
            <text:p text:style-name="P7">Restitution de la valeur dans une unité compatible <text:span text:style-name="T1">CSS</text:span>, qualifiant la hauteur de l’objet de type contenant (pour sont affichage)</text:p>
          </table:table-cell>
        </table:table-row>
        <table:table-row table:style-name="Table3.2">
          <table:table-cell table:style-name="Table3.A2" office:value-type="string">
            <text:p text:style-name="P18">addChild($child)</text:p>
          </table:table-cell>
          <table:table-cell table:style-name="Table3.B2" office:value-type="string">
            <text:p text:style-name="P8">Ajout d’un objet à l’objet de type contenant.</text:p>
            <text:p text:style-name="P13"><text:span text:style-name="T23">$child</text:span> est obligatoirement un objet (au minimum instance de <text:span text:style-name="T15">OObject</text:span>), mais seulement son identifiant sera stocké dans le tableau <text:span text:style-name="T23">children</text:span>. l’ordre de déclaration sera celui d’affichage des objets contenus dans l’objet contenant.</text:p>
          </table:table-cell>
        </table:table-row>
        <table:table-row table:style-name="Table3.2">
          <table:table-cell table:style-name="Table3.A2" office:value-type="string">
            <text:p text:style-name="P18">remove($schild)</text:p>
          </table:table-cell>
          <table:table-cell table:style-name="Table3.B2" office:value-type="string">
            <text:p text:style-name="P8">Supprime un objet de la liste des objets contenus.</text:p>
            <text:p text:style-name="P13"><text:span text:style-name="T23">$child</text:span> est obligatoirement un objet (au minimum instance de <text:span text:style-name="T15">OObject</text:span>), dont on vérifie l’existence dans la liste des objets contenus avant de le supprimer.</text:p>
            <text:p text:style-name="P13">S’il n’existe pas, la méthode retourne <text:span text:style-name="T21">false</text:span>.</text:p>
          </table:table-cell>
        </table:table-row>
        <table:table-row table:style-name="Table3.2">
          <table:table-cell table:style-name="Table3.A2" office:value-type="string">
            <text:p text:style-name="P18">getChild($idChild)</text:p>
          </table:table-cell>
          <table:table-cell table:style-name="Table3.B2" office:value-type="string">
            <text:p text:style-name="P8">Méthode permettant de restituer un objet enfant (contenu dans les liste des objets) par son identifiant (<text:span text:style-name="T23">$idChild</text:span>).</text:p>
          </table:table-cell>
        </table:table-row>
        <table:table-row table:style-name="Table3.2">
          <table:table-cell table:style-name="Table3.A2" office:value-type="string">
            <text:p text:style-name="P18">hasChildren()</text:p>
          </table:table-cell>
          <table:table-cell table:style-name="Table3.B2" office:value-type="string">
            <text:p text:style-name="P8">Méthode de contrôle d’existence d’objet enfant (avoir au moins un objet dans la liste des objets contenus).</text:p>
            <text:p text:style-name="P13">Retourne <text:span text:style-name="T21">true</text:span> si on a au moins un objet enfant, sinon <text:span text:style-name="T21">false</text:span>.</text:p>
          </table:table-cell>
        </table:table-row>
        <table:table-row table:style-name="Table3.2">
          <table:table-cell table:style-name="Table3.A2" office:value-type="string">
            <text:p text:style-name="P18">isChild($idChild)</text:p>
          </table:table-cell>
          <table:table-cell table:style-name="Table3.B2" office:value-type="string">
            <text:p text:style-name="P8">Méthode validant si l’identifiant d’objet fournir fait bien parti de la liste des objet contenus. Si oui, la valeur <text:span text:style-name="T21">true</text:span> et retournée, sinon <text:span text:style-name="T21">false</text:span>.</text:p>
          </table:table-cell>
        </table:table-row>
        <table:table-row table:style-name="Table3.2">
          <table:table-cell table:style-name="Table3.A2" office:value-type="string">
            <text:p text:style-name="P18">howManyChildren()</text:p>
          </table:table-cell>
          <table:table-cell table:style-name="Table3.B2" office:value-type="string">
            <text:p text:style-name="P8">Méthode retournant le nombre d’objets présent dans la liste des objets contenus. <text:span text:style-name="T24">Retourne une valeur à partir de 0 si l’attribut </text:span><text:span text:style-name="T18">children</text:span><text:span text:style-name="T24"> est un tableau, sinon </text:span><text:span text:style-name="T22">false</text:span><text:span text:style-name="T24">.</text:span></text:p>
          </table:table-cell>
        </table:table-row>
        <table:table-row table:style-name="Table3.2">
          <table:table-cell table:style-name="Table3.A2" office:value-type="string">
            <text:p text:style-name="P18">getChildren()</text:p>
          </table:table-cell>
          <table:table-cell table:style-name="Table3.B2" office:value-type="string">
            <text:p text:style-name="P9">Retourne un tableau d’objets instanciers à partir de la liste des objets contenus. S’il n’y a pas d’enfant, la valeur <text:span text:style-name="T21">false</text:span> est retournée.</text:p>
          </table:table-cell>
        </table:table-row>
      </table:table>
      <text:h text:style-name="P26" text:outline-level="2"><text:span text:style-name="T20">Les méthodes protégées ou privée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Méthode</text:p>
          </table:table-cell>
          <table:table-cell table:style-name="Table4.B1" office:value-type="string">
            <text:p text:style-name="P4">Explications</text:p>
          </table:table-cell>
        </table:table-row>
        <table:table-row table:style-name="Table4.2">
          <table:table-cell table:style-name="Table4.A2" office:value-type="string">
            <text:p text:style-name="P18">convertValue($value)</text:p>
          </table:table-cell>
          <table:table-cell table:style-name="Table4.B2" office:value-type="string">
            <text:p text:style-name="P10">Méthode qui affecte à l’objet courant la valeur contenu dans <text:span text:style-name="T23">$value</text:span> comme attribut du dit objet (<text:span text:style-name="T15">setProperties($value)</text:span>).</text:p>
          </table:table-cell>
        </table:table-row>
        <table:table-row table:style-name="Table4.2">
          <table:table-cell table:style-name="Table4.A2" office:value-type="string">
            <text:p text:style-name="P18"><text:span text:style-name="T25">g</text:span>etConverted()</text:p>
          </table:table-cell>
          <table:table-cell table:style-name="Table4.B2" office:value-type="string">
            <text:p text:style-name="P10">Restitue le tableau des attributs de l’objet courant (<text:span text:style-name="T15">getProperties()</text:span>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viar Dreams" svg:font-family="'Caviar Dreams'" style:font-adornments="Gras" style:font-pitch="variable"/>
    <style:font-face style:name="Caviar Dreams2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Caviar Dreams2" fo:font-family="'Caviar Dream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viar Dreams" fo:font-family="'Caviar Dreams'" style:font-style-name="Gras" style:font-pitch="variable" fo:font-size="36pt" fo:font-weight="bol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8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0pt" fo:font-weight="normal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2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2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8pt" fo:font-weight="bold" style:font-size-asian="101%" style:font-weight-asian="bold" style:font-size-complex="101%" style:font-weight-complex="600"/>
    </style:style>
    <style:style style:name="Sans_20_nom1" style:display-name="Sans nom1" style:family="paragraph" style:parent-style-name="Heading_20_3" style:default-outline-level="" style:list-style-name=""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37:10.057230642</meta:creation-date>
    <dc:date>2017-05-30T10:25:51.315554084</dc:date>
    <meta:editing-duration>PT15M28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2" meta:paragraph-count="61" meta:word-count="587" meta:character-count="4082" meta:non-whitespace-character-count="3549"/>
  </office:meta>
</office:document-meta>
</file>